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772b1" officeooo:paragraph-rsid="000772b1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83210" officeooo:paragraph-rsid="00083210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83210" officeooo:paragraph-rsid="0009aae2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9aae2" officeooo:paragraph-rsid="0009aae2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9aae2" officeooo:paragraph-rsid="000b4e0a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0772b1" officeooo:paragraph-rsid="000772b1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83210" officeooo:paragraph-rsid="00083210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9aae2" officeooo:paragraph-rsid="0009aae2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9aae2" officeooo:paragraph-rsid="000b4e0a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cb87a" officeooo:paragraph-rsid="000cb87a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9aae2" style:font-weight-asian="normal" style:font-weight-complex="normal"/>
    </style:style>
    <style:style style:name="T3" style:family="text">
      <style:text-properties style:text-underline-style="none" fo:font-weight="normal" officeooo:rsid="000b842a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9b52b" style:font-weight-asian="normal" style:font-weight-complex="normal"/>
    </style:style>
    <style:style style:name="T6" style:family="text">
      <style:text-properties fo:font-weight="normal" officeooo:rsid="000b4e0a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)<text:span text:style-name="T1"> O sketch usa 798 bytes (2%) de espaço de armazenamento para programas. O máximo são 32256 bytes.</text:span></text:p>
      <text:p text:style-name="P6">Variáveis globais usam 33 bytes (1%) de memória dinâmica, deixando 2015 bytes para variáveis locais. O máximo são 2048 bytes.</text:p>
      <text:p text:style-name="P6"/>
      <text:p text:style-name="P2">Q2)<text:span text:style-name="T1"> O sketch usa 776 bytes (2%) de espaço de armazenamento para programas. O máximo são 32256 bytes.</text:span></text:p>
      <text:p text:style-name="P7">Variáveis globais usam 21 bytes (1%) de memória dinâmica, deixando 2027 bytes para variáveis locais. O máximo são 2048 bytes.</text:p>
      <text:p text:style-name="P7"/>
      <text:p text:style-name="P3"><text:span text:style-name="T1">Houve redução de </text:span><text:span text:style-name="T4">2,76%</text:span><text:span text:style-name="T1"> no consumo de espaço de armazenamento para programas</text:span><text:span text:style-name="T2">.</text:span></text:p>
      <text:p text:style-name="P2"><text:span text:style-name="T1">Houve redução de </text:span><text:span text:style-name="T4">33,3</text:span><text:span text:style-name="T5">6</text:span><text:span text:style-name="T4">%</text:span><text:span text:style-name="T1"> no consumo de memória dinâmica para variáveis globais.</text:span></text:p>
      <text:p text:style-name="P7"/>
      <text:p text:style-name="P4">Q3)<text:span text:style-name="T1"> O sketch usa 2034 bytes (6%) de espaço de armazenamento para programas. O máximo são 32256 bytes.</text:span></text:p>
      <text:p text:style-name="P8">Variáveis globais usam 200 bytes (9%) de memória dinâmica, deixando 1848 bytes para variáveis locais. O máximo são 2048 bytes.</text:p>
      <text:p text:style-name="P8"/>
      <text:p text:style-name="P4"><text:span text:style-name="T1">Houve aumento de </text:span><text:span text:style-name="T6">154,89</text:span><text:span text:style-name="T4">%</text:span><text:span text:style-name="T1"> no consumo de espaço de armazenamento para programas, em relação a Q1.</text:span></text:p>
      <text:p text:style-name="P5"><text:span text:style-name="T1">Houve aumento de </text:span><text:span text:style-name="T6">506,06</text:span><text:span text:style-name="T4">%</text:span><text:span text:style-name="T1"> no consumo de </text:span><text:span text:style-name="T3">memória dinâmica para variáveis globais</text:span><text:span text:style-name="T1">, em relação a Q1.</text:span></text:p>
      <text:p text:style-name="P9"/>
      <text:p text:style-name="P10">Q4)<text:span text:style-name="T1"> </text:span><text:a xlink:type="simple" xlink:href="https://www.tinkercad.com/things/jb8FzhwPBDn-tarefa22-q4/editel?sharecode=3D-WWlukCxbryU7wNLV578HmGJWnb7EJdTD2nqqy8zw" text:style-name="Internet_20_link" text:visited-style-name="Visited_20_Internet_20_Link">https://www.tinkercad.com/things/jb8FzhwPBDn-tarefa22-q4/editel?sharecode=3D-WWlukCxbryU7wNLV578HmGJWnb7EJdTD2nqqy8zw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1T21:02:32.485724388</meta:creation-date>
    <dc:date>2020-11-22T17:05:41.350479932</dc:date>
    <meta:editing-duration>PT9M18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172" meta:character-count="1143" meta:non-whitespace-character-count="982"/>
  </office:meta>
</office:document-meta>
</file>